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8d1" officeooo:paragraph-rsid="000d88d1"/>
    </style:style>
    <style:style style:name="T1" style:family="text">
      <style:text-properties officeooo:rsid="000d88d1"/>
    </style:style>
    <style:style style:name="T2" style:family="text">
      <style:text-properties officeooo:rsid="000edc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2"/>Development of Robot Legs Inspired by Bi-articular Musc<text:span text:style-name="T1">le </text:span>tendon</text:p>
      <text:p text:style-name="Standard"><text:s text:c="64"/>Complex of Cats</text:p>
      <text:p text:style-name="P1">In this robot we use the mechanism of jumping of cats,cheetahs,panthers because their jumping ability is very <text:s/>good. We are developing robot legs inspired by the bi-articular muscle-tendon complex of cats. The leg consists of hip, knee and ankle joints. For the knee and ankle joints, a four-bar linkage mechanism with one elastic linkage, in which the knee joint is driven by an electric rotary motor and the ankle joint ispassive, is applied. By the mechanism, basic functions of the</text:p>
      <text:p text:style-name="P1">bi-articular muscle-tendon complex of cats can be realized.That is, owing to the mechanism with elastic linkage, soft landing can be realized by absorbing shock from ground by passive extension of the elastic linkage and active actuation of the motor.</text:p>
      <text:p text:style-name="P1">The knee joint is driven by a DC motor through the reduction gears and the reduction ratio of this joint is 21.4 so that high backdrivability can be kept. The hip joint is driven by a servo motor with only angle control. These rotary motors are small, lightweight To detect the angle of each joint, potentiometer is attached to each <text:span text:style-name="T2">+</text:span>joint. Also, we can measure the torque for the knee joint by</text:p>
      <text:p text:style-name="P1">the current sensor for the DC motor. we designed EFLM using two extension springs connected in parallel and a linear guide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7:36:32.729230851</meta:creation-date>
    <dc:date>2019-05-22T17:52:06.264713899</dc:date>
    <meta:editing-duration>PT5M23S</meta:editing-duration>
    <meta:editing-cycles>1</meta:editing-cycles>
    <meta:document-statistic meta:table-count="0" meta:image-count="0" meta:object-count="0" meta:page-count="1" meta:paragraph-count="6" meta:word-count="225" meta:character-count="1429" meta:non-whitespace-character-count="1113"/>
    <meta:generator>LibreOffice/6.0.7.3$Linux_X86_64 LibreOffice_project/00m0$Build-3</meta:generator>
  </office:meta>
</office:document-meta>
</file>